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951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3.69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222in" table:align="left"/>
    </style:style>
    <style:style style:name="Table2.A" style:family="table-column">
      <style:table-column-properties style:column-width="0.4361in"/>
    </style:style>
    <style:style style:name="Table2.B" style:family="table-column">
      <style:table-column-properties style:column-width="3.68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271in" table:align="left"/>
    </style:style>
    <style:style style:name="Table3.A" style:family="table-column">
      <style:table-column-properties style:column-width="0.4264in"/>
    </style:style>
    <style:style style:name="Table3.B" style:family="table-column">
      <style:table-column-properties style:column-width="3.900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6986in" table:align="left"/>
    </style:style>
    <style:style style:name="Table4.A" style:family="table-column">
      <style:table-column-properties style:column-width="0.3806in"/>
    </style:style>
    <style:style style:name="Table4.B" style:family="table-column">
      <style:table-column-properties style:column-width="2.318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3917in" table:align="left"/>
    </style:style>
    <style:style style:name="Table5.A" style:family="table-column">
      <style:table-column-properties style:column-width="0.5007in"/>
    </style:style>
    <style:style style:name="Table5.B" style:family="table-column">
      <style:table-column-properties style:column-width="1.89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4771in" table:align="left"/>
    </style:style>
    <style:style style:name="Table6.A" style:family="table-column">
      <style:table-column-properties style:column-width="0.5007in"/>
    </style:style>
    <style:style style:name="Table6.B" style:family="table-column">
      <style:table-column-properties style:column-width="1.976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7465in" table:align="left"/>
    </style:style>
    <style:style style:name="Table7.A" style:family="table-column">
      <style:table-column-properties style:column-width="0.5007in"/>
    </style:style>
    <style:style style:name="Table7.B" style:family="table-column">
      <style:table-column-properties style:column-width="2.245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9313in" table:align="left"/>
    </style:style>
    <style:style style:name="Table8.A" style:family="table-column">
      <style:table-column-properties style:column-width="0.6674in"/>
    </style:style>
    <style:style style:name="Table8.B" style:family="table-column">
      <style:table-column-properties style:column-width="2.2639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93da6" officeooo:paragraph-rsid="00193da6"/>
    </style:style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3">
      <style:paragraph-properties fo:margin-top="0in" fo:margin-bottom="0in" style:contextual-spacing="false"/>
    </style:style>
    <style:style style:name="P4" style:family="paragraph" style:parent-style-name="Text_20_body" style:list-style-name="L4">
      <style:paragraph-properties fo:margin-top="0in" fo:margin-bottom="0in" style:contextual-spacing="false"/>
    </style:style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6">
      <style:paragraph-properties fo:margin-top="0in" fo:margin-bottom="0in" style:contextual-spacing="false"/>
    </style:style>
    <style:style style:name="P7" style:family="paragraph" style:parent-style-name="Text_20_body" style:list-style-name="L7">
      <style:paragraph-properties fo:margin-top="0in" fo:margin-bottom="0in" style:contextual-spacing="false"/>
    </style:style>
    <style:style style:name="P8" style:family="paragraph" style:parent-style-name="Text_20_body" style:list-style-name="L8"/>
    <style:style style:name="P9" style:family="paragraph" style:parent-style-name="Text_20_body">
      <style:text-properties officeooo:rsid="00193da6" officeooo:paragraph-rsid="00193da6"/>
    </style:style>
    <style:style style:name="P10" style:family="paragraph" style:parent-style-name="Text_20_body">
      <style:text-properties officeooo:rsid="001a7a26" officeooo:paragraph-rsid="001a7a26"/>
    </style:style>
    <style:style style:name="P11" style:family="paragraph" style:parent-style-name="Text_20_body">
      <style:text-properties officeooo:rsid="001c4253" officeooo:paragraph-rsid="001c4253"/>
    </style:style>
    <style:style style:name="P12" style:family="paragraph" style:parent-style-name="Text_20_body">
      <style:text-properties officeooo:rsid="001c483e" officeooo:paragraph-rsid="001c483e"/>
    </style:style>
    <style:style style:name="P13" style:family="paragraph" style:parent-style-name="Text_20_body">
      <style:text-properties officeooo:rsid="001df721" officeooo:paragraph-rsid="001df721"/>
    </style:style>
    <style:style style:name="P14" style:family="paragraph" style:parent-style-name="Text_20_body">
      <style:text-properties officeooo:rsid="001f6d79" officeooo:paragraph-rsid="001f6d79"/>
    </style:style>
    <style:style style:name="P15" style:family="paragraph" style:parent-style-name="Text_20_body">
      <style:text-properties officeooo:rsid="0020d601" officeooo:paragraph-rsid="0020d601"/>
    </style:style>
    <style:style style:name="P16" style:family="paragraph" style:parent-style-name="Text_20_body">
      <style:text-properties officeooo:rsid="002293a2" officeooo:paragraph-rsid="002293a2"/>
    </style:style>
    <style:style style:name="P17" style:family="paragraph" style:parent-style-name="Text_20_body">
      <style:text-properties officeooo:rsid="0022e08e" officeooo:paragraph-rsid="0022e08e"/>
    </style:style>
    <style:style style:name="P18" style:family="paragraph" style:parent-style-name="Text_20_body">
      <style:text-properties officeooo:rsid="0023cfc7" officeooo:paragraph-rsid="0023cfc7"/>
    </style:style>
    <style:style style:name="P19" style:family="paragraph" style:parent-style-name="Text_20_body">
      <style:text-properties officeooo:rsid="0024bf0a" officeooo:paragraph-rsid="0024bf0a"/>
    </style:style>
    <style:style style:name="P20" style:family="paragraph" style:parent-style-name="Text_20_body">
      <style:text-properties officeooo:rsid="00253265" officeooo:paragraph-rsid="00253265"/>
    </style:style>
    <style:style style:name="P21" style:family="paragraph" style:parent-style-name="Text_20_body">
      <style:text-properties officeooo:rsid="002717eb" officeooo:paragraph-rsid="002717eb"/>
    </style:style>
    <style:style style:name="P22" style:family="paragraph" style:parent-style-name="Text_20_body">
      <style:text-properties officeooo:rsid="0027af9d" officeooo:paragraph-rsid="0027af9d"/>
    </style:style>
    <style:style style:name="P23" style:family="paragraph" style:parent-style-name="Text_20_body">
      <style:text-properties officeooo:rsid="00289fb7" officeooo:paragraph-rsid="00289fb7"/>
    </style:style>
    <style:style style:name="P24" style:family="paragraph" style:parent-style-name="Text_20_body">
      <style:text-properties officeooo:rsid="002a393d" officeooo:paragraph-rsid="002a393d"/>
    </style:style>
    <style:style style:name="P25" style:family="paragraph" style:parent-style-name="Text_20_body">
      <style:text-properties officeooo:rsid="002b2d9f" officeooo:paragraph-rsid="002b2d9f"/>
    </style:style>
    <style:style style:name="P26" style:family="paragraph" style:parent-style-name="Text_20_body">
      <style:text-properties officeooo:rsid="002b2d9f" officeooo:paragraph-rsid="002cd15a"/>
    </style:style>
    <style:style style:name="P27" style:family="paragraph" style:parent-style-name="Text_20_body">
      <style:text-properties officeooo:rsid="002b2d9f" officeooo:paragraph-rsid="002d5261"/>
    </style:style>
    <style:style style:name="P28" style:family="paragraph" style:parent-style-name="Text_20_body">
      <style:text-properties officeooo:rsid="002b2d9f" officeooo:paragraph-rsid="002d55d1"/>
    </style:style>
    <style:style style:name="P29" style:family="paragraph" style:parent-style-name="Text_20_body">
      <style:text-properties officeooo:rsid="002d55d1" officeooo:paragraph-rsid="002d55d1"/>
    </style:style>
    <style:style style:name="P30" style:family="paragraph" style:parent-style-name="Text_20_body">
      <style:text-properties officeooo:rsid="002f2c61" officeooo:paragraph-rsid="002f2c61"/>
    </style:style>
    <style:style style:name="P31" style:family="paragraph" style:parent-style-name="Text_20_body">
      <style:text-properties officeooo:rsid="00305748" officeooo:paragraph-rsid="00305748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>
      <style:text-properties officeooo:paragraph-rsid="002d55d1"/>
    </style:style>
    <style:style style:name="T1" style:family="text">
      <style:text-properties officeooo:rsid="001c76ea"/>
    </style:style>
    <style:style style:name="T2" style:family="text">
      <style:text-properties officeooo:rsid="001cace0"/>
    </style:style>
    <style:style style:name="T3" style:family="text">
      <style:text-properties officeooo:rsid="00267d7a"/>
    </style:style>
    <style:style style:name="T4" style:family="text">
      <style:text-properties officeooo:rsid="002b2d9f"/>
    </style:style>
    <style:style style:name="T5" style:family="text">
      <style:text-properties officeooo:rsid="002cd15a"/>
    </style:style>
    <style:style style:name="T6" style:family="text">
      <style:text-properties officeooo:rsid="002d5261"/>
    </style:style>
    <style:style style:name="T7" style:family="text">
      <style:text-properties officeooo:rsid="002d55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6 Notes</text:p>
      <text:p text:style-name="P1"/>
      <text:p text:style-name="P1">Web Forms</text:p>
      <text:p text:style-name="P1"/>
      <text:p text:style-name="P1">&lt;form&gt; element in HTML</text:p>
      <text:p text:style-name="P1">different input elements:</text:p>
      <text:p text:style-name="P1">text, checkboxes, radio buttons, dropdowns, and submit buttons</text:p>
      <text:p text:style-name="P1"/>
      <text:p text:style-name="P9"><text:span text:style-name="Source_20_Text">&lt;input type="text"&gt;</text:span> – for short text input.</text:p>
      <text:list text:style-name="L2">
        <text:list-item>
          <text:p text:style-name="P2"><text:span text:style-name="Source_20_Text">&lt;input type="email"&gt;</text:span> – for email validation.</text:p>
        </text:list-item>
      </text:list>
      <text:list text:style-name="L3">
        <text:list-item>
          <text:p text:style-name="P3"><text:span text:style-name="Source_20_Text">&lt;input type="password"&gt;</text:span> – hides user input.</text:p>
        </text:list-item>
      </text:list>
      <text:list text:style-name="L4">
        <text:list-item>
          <text:p text:style-name="P4"><text:span text:style-name="Source_20_Text">&lt;input type="checkbox"&gt;</text:span> – for multiple selections.</text:p>
        </text:list-item>
      </text:list>
      <text:list text:style-name="L5">
        <text:list-item>
          <text:p text:style-name="P5"><text:span text:style-name="Source_20_Text">&lt;input type="radio"&gt;</text:span> – for single-choice selection.</text:p>
        </text:list-item>
      </text:list>
      <text:list text:style-name="L6">
        <text:list-item>
          <text:p text:style-name="P6"><text:span text:style-name="Source_20_Text">&lt;select&gt;</text:span> – dropdowns for pre-defined choices.</text:p>
        </text:list-item>
      </text:list>
      <text:list text:style-name="L7">
        <text:list-item>
          <text:p text:style-name="P7"><text:span text:style-name="Source_20_Text">&lt;textarea&gt;</text:span> – for longer text input.</text:p>
        </text:list-item>
      </text:list>
      <text:list text:style-name="L8">
        <text:list-item>
          <text:p text:style-name="P8"><text:span text:style-name="Source_20_Text">&lt;button type="submit"&gt;</text:span> – submits the form. </text:p>
        </text:list-item>
      </text:list>
      <text:p text:style-name="P10">Custom validation:<text:line-break/>required, minlength, and maxlength</text:p>
      <text:p text:style-name="P11">Accessibility</text:p>
      <text:p text:style-name="P11">attach labels (&lt;label&gt;) to inputs for screenreaders</text:p>
      <text:p text:style-name="P11">name attribute is needed to sent data when it is submitted</text:p>
      <text:p text:style-name="P12">use consistent styling with forms across pages</text:p>
      <text:p text:style-name="P12">watch for poor error handling <text:span text:style-name="T1">(provide error messages so user know what is wrong with their submission</text:span><text:span text:style-name="T2">s</text:span><text:span text:style-name="T1">)</text:span></text:p>
      <text:p text:style-name="P13">always include a submit button</text:p>
      <text:p text:style-name="P13">avoid unclear success messages</text:p>
      <text:p text:style-name="P14">use both placeholder text and labels</text:p>
      <text:p text:style-name="P14"/>
      <text:p text:style-name="P15">Basic form styling</text:p>
      <text:p text:style-name="P15">use general reset to remove browser defaults (box-sizing: border-box; prevents width issues)</text:p>
      <text:p text:style-name="P16">style labels (display: block ensures labels appear above inputs)</text:p>
      <text:p text:style-name="P16">style input fields (:focus highlights the field when selected and transition makes interactions smoother)</text:p>
      <text:p text:style-name="P17">button styling (cursor: pointer; indicates it’s clickable, hover effect changes color when hovered)</text:p>
      <text:p text:style-name="P18">style radio buttons</text:p>
      <text:p text:style-name="P18">style dropdown menus</text:p>
      <text:p text:style-name="P18"><text:soft-page-break/>ensure form looks good on all screens</text:p>
      <text:p text:style-name="P18"/>
      <text:p text:style-name="P19">type vs. id vs. name</text:p>
      <text:p text:style-name="P19">type is the input type</text:p>
      <text:p text:style-name="P19"><text:tab/>only used for &lt;input&gt; elements</text:p>
      <text:p text:style-name="P20">id is used as an identifier for JavaScript and CSS</text:p>
      <text:p text:style-name="P20"><text:tab/><text:span text:style-name="T3">must be unique within a single document</text:span></text:p>
      <text:p text:style-name="P21">name is a form data identifier</text:p>
      <text:p text:style-name="P21"><text:tab/>used for &lt;input&gt;, &lt;select&gt;, and &lt;textarea&gt;</text:p>
      <text:p text:style-name="P21"/>
      <text:p text:style-name="P22">Accessibility Considerations</text:p>
      <text:p text:style-name="P23">use proper labels for inputs</text:p>
      <text:p text:style-name="P23"><text:tab/>use for=””</text:p>
      <text:p text:style-name="P23">ensure keyboard navigability</text:p>
      <text:p text:style-name="P23"><text:tab/>use correct tab order</text:p>
      <text:p text:style-name="P23"><text:tab/>ensure inputs, buttons, and links are focusable</text:p>
      <text:p text:style-name="P24">provide clear and accessible error messages</text:p>
      <text:p text:style-name="P24"><text:tab/>error message needs to be linked to an input so screen reader users can know what went wrong</text:p>
      <text:p text:style-name="P24"><text:tab/>use aria-describedby to associate error messages</text:p>
      <text:p text:style-name="P24"><text:tab/>role=”alert” ensure screen readers announce the message immediately</text:p>
      <text:p text:style-name="P25">use proper fieldset and legend for grouped inputs</text:p>
      <text:p text:style-name="P25"><text:tab/>&lt;fieldset&gt;<text:line-break/> <text:s text:c="2"/><text:tab/><text:tab/> &lt;legend&gt;Choose your gender&lt;/legend&gt;<text:line-break/> <text:s text:c="3"/><text:tab/><text:tab/>&lt;input type="radio" id="male" name="gender" value="male"&gt;<text:line-break/> <text:s text:c="3"/><text:tab/><text:tab/>&lt;label for="male"&gt;Male&lt;/label&gt;<text:line-break/><text:line-break/> <text:s text:c="3"/><text:tab/><text:tab/>&lt;input type="radio" id="female" name="gender" value="female"&gt;<text:line-break/> <text:s text:c="3"/><text:tab/><text:tab/>&lt;label for="female"&gt;Female&lt;/label&gt;<text:line-break/><text:tab/>&lt;/fieldset&gt;</text:p>
      <text:p text:style-name="P25"/>
      <text:p text:style-name="P26"><text:span text:style-name="T5">provide helpful placeholders but don’t rely on them</text:span></text:p>
      <text:p text:style-name="P26"><text:tab/><text:span text:style-name="T5">use labels, which persist and provide clarity</text:span></text:p>
      <text:p text:style-name="P27"><text:soft-page-break/><text:span text:style-name="T6">Ensure enough color contrast</text:span></text:p>
      <text:p text:style-name="P27"><text:span text:style-name="T6">Provide alternative instructions for CAPTCHA</text:span></text:p>
      <text:p text:style-name="P27"><text:span text:style-name="T6">allow users to review their input</text:span></text:p>
      <text:p text:style-name="P27"><text:tab/><text:span text:style-name="T6">provide a summary page before final submission</text:span></text:p>
      <text:p text:style-name="P28"><text:span text:style-name="T7">optimize for mobile users</text:span></text:p>
      <text:p text:style-name="P28"/>
      <text:p text:style-name="P29">Favicon</text:p>
      <text:p text:style-name="P29"><text:tab/>&lt;link rel=”icon” type=”image/png” href=”favicon.png”&gt;</text:p>
      <text:p text:style-name="P29"><text:tab/>rel tells the browser it’s a favicon</text:p>
      <text:p text:style-name="P29"><text:tab/>type specifies the file type</text:p>
      <text:p text:style-name="P29"><text:tab/>href is the file path</text:p>
      <text:p text:style-name="P29"/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trong_20_Emphasis">ICO</text:span></text:p>
          </table:table-cell>
          <table:table-cell table:style-name="Table1.A1" office:value-type="string">
            <text:p text:style-name="Table_20_Contents">Traditional format, supports multiple sizes in one file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trong_20_Emphasis">PNG</text:span></text:p>
          </table:table-cell>
          <table:table-cell table:style-name="Table2.A1" office:value-type="string">
            <text:p text:style-name="Table_20_Contents">Most common format, good quality and transparency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trong_20_Emphasis">SVG</text:span></text:p>
          </table:table-cell>
          <table:table-cell table:style-name="Table3.A1" office:value-type="string">
            <text:p text:style-name="Table_20_Contents">Scalable format, works well for high-resolution displays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trong_20_Emphasis">GIF</text:span></text:p>
          </table:table-cell>
          <table:table-cell table:style-name="Table4.A1" office:value-type="string">
            <text:p text:style-name="Table_20_Contents">Rarely used but can be animated.</text:p>
          </table:table-cell>
        </table:table-row>
      </table:table>
      <text:p text:style-name="P28"/>
      <text:p text:style-name="P30">Recommended Favicon sizes</text:p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16x16</text:p>
          </table:table-cell>
          <table:table-cell table:style-name="Table5.A1" office:value-type="string">
            <text:p text:style-name="Table_20_Contents">Standard browser tab icon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32x32</text:p>
          </table:table-cell>
          <table:table-cell table:style-name="Table6.A1" office:value-type="string">
            <text:p text:style-name="Table_20_Contents">Taskbar or address bar icon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48x48</text:p>
          </table:table-cell>
          <table:table-cell table:style-name="Table7.A1" office:value-type="string">
            <text:p text:style-name="Table_20_Contents">Windows desktop shortcut icon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80x180</text:p>
          </table:table-cell>
          <table:table-cell table:style-name="Table8.A1" office:value-type="string">
            <text:p text:style-name="Table_20_Contents">Apple Touch Icon (for iPhones).</text:p>
          </table:table-cell>
        </table:table-row>
      </table:table>
      <text:p text:style-name="P30"/>
      <text:p text:style-name="P31">How to Add a Favicon</text:p>
      <text:p text:style-name="P31">1. create or find a favicon</text:p>
      <text:p text:style-name="P31">2. place the favicon in your website directory</text:p>
      <text:p text:style-name="P31">3. Add the favicon to the &lt;head&gt; of the HTML</text:p>
      <text:p text:style-name="P31">4. test the favicon</text:p>
      <text:p text:style-name="P34"><text:span text:style-name="T4"><text:line-break/></text:span><text:span text:style-name="Strong_20_Emphasis">Best Practices</text:span></text:p>
      <text:list text:style-name="L9">
        <text:list-item>
          <text:p text:style-name="P33"><text:soft-page-break/><text:span text:style-name="Strong_20_Emphasis">Use ICO format</text:span> for browser compatibility (it supports multiple sizes in one file).</text:p>
        </text:list-item>
        <text:list-item>
          <text:p text:style-name="P33"><text:span text:style-name="Strong_20_Emphasis">Use PNG format</text:span> for modern web usage (better transparency).</text:p>
        </text:list-item>
        <text:list-item>
          <text:p text:style-name="P32"><text:span text:style-name="Strong_20_Emphasis">Generate multiple sizes</text:span> for full device support.</text:p>
        </text:list-item>
      </text:list>
      <text:p text:style-name="P28"/>
      <text:p text:style-name="P28"/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5:38:10.374000000</meta:creation-date>
    <dc:date>2025-02-10T17:58:42.413000000</dc:date>
    <meta:editing-duration>PT2H20M19S</meta:editing-duration>
    <meta:editing-cycles>27</meta:editing-cycles>
    <meta:generator>LibreOffice/24.2.0.3$Windows_X86_64 LibreOffice_project/da48488a73ddd66ea24cf16bbc4f7b9c08e9bea1</meta:generator>
    <meta:document-statistic meta:table-count="8" meta:image-count="0" meta:object-count="0" meta:page-count="4" meta:paragraph-count="87" meta:word-count="514" meta:character-count="3496" meta:non-whitespace-character-count="3021"/>
  </office:meta>
</office:document-meta>
</file>